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200000025819812F2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203cm" svg:stroke-color="#ff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1cm"/>
    </style:style>
    <style:style style:name="gr6" style:family="graphic" style:parent-style-name="standard">
      <style:graphic-properties svg:stroke-width="0.152cm" svg:stroke-color="#ff0000" draw:marker-start-width="0.427cm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svg:stroke-color="#008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203cm" svg:stroke-color="#008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8000" draw:fill="none" draw:fill-color="#ffffff" draw:auto-grow-height="true" draw:auto-grow-width="false" fo:max-height="0cm" fo:min-height="1.581cm"/>
    </style:style>
    <style:style style:name="gr10" style:family="graphic" style:parent-style-name="standard">
      <style:graphic-properties svg:stroke-width="0.152cm" svg:stroke-color="#008000" draw:marker-start-width="0.427cm" draw:marker-end-width="0.427cm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254cm" svg:stroke-color="#008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54cm" svg:stroke-color="#008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1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stroke="dash" draw:stroke-dash="Very_20_fine_20_dotted"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203cm" draw:marker-start="Dimension_20_Lines" draw:marker-start-width="0.503cm" draw:marker-end="Dimension_20_Lines" draw:marker-end-width="0.503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203cm" svg:stroke-color="#008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standard">
      <style:graphic-properties svg:stroke-width="0.203cm" svg:stroke-color="#008000" draw:marker-start-width="0.503cm" draw:marker-end-width="0.503cm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03cm" svg:stroke-color="#00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5.84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/>
      <style:text-properties fo:font-size="60pt" style:font-size-asian="60pt" style:font-size-complex="60pt"/>
    </style:style>
    <style:style style:name="P2" style:family="paragraph">
      <style:paragraph-properties fo:line-height="150%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33333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line-height="150%"/>
      <style:text-properties fo:font-size="36pt" style:font-size-asian="36pt" style:font-size-complex="36pt"/>
    </style:style>
    <style:style style:name="P6" style:family="paragraph">
      <style:paragraph-properties fo:line-height="150%"/>
      <style:text-properties fo:font-size="50pt" fo:font-weight="bold" style:font-size-asian="50pt" style:font-weight-asian="bold" style:font-size-complex="50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333333" fo:font-family="Ubuntu" style:font-pitch="variable" fo:font-size="40pt"/>
    </style:style>
    <style:style style:name="P10" style:family="paragraph">
      <style:paragraph-properties fo:text-align="center"/>
      <style:text-properties fo:color="#333333" fo:font-family="Ubuntu" style:font-pitch="variable" fo:font-size="40pt" style:font-size-asian="40pt" style:font-size-complex="40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color="#333333" fo:font-family="Ubuntu" style:font-pitch="variable" fo:font-size="40pt"/>
    </style:style>
    <style:style style:name="P13" style:family="paragraph">
      <style:paragraph-properties fo:text-align="start"/>
      <style:text-properties fo:color="#333333" fo:font-family="Ubuntu" style:font-pitch="variable" fo:font-size="40pt" style:font-size-asian="40pt" style:font-size-complex="40pt"/>
    </style:style>
    <style:style style:name="P14" style:family="paragraph">
      <style:paragraph-properties fo:line-height="100%"/>
    </style:style>
    <style:style style:name="P15" style:family="paragraph">
      <style:paragraph-properties fo:text-align="center"/>
      <style:text-properties fo:font-size="65pt" style:font-size-asian="65pt" style:font-size-complex="65pt"/>
    </style:style>
    <style:style style:name="P16" style:family="paragraph">
      <style:text-properties fo:font-size="50pt" style:font-size-asian="50pt" style:font-size-complex="50pt"/>
    </style:style>
    <style:style style:name="P17" style:family="paragraph">
      <style:paragraph-properties fo:text-align="star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fo:font-family="Ubuntu" style:font-pitch="variable" fo:font-size="40pt" style:font-size-asian="40pt" style:font-size-complex="40pt"/>
    </style:style>
    <style:style style:name="T3" style:family="text">
      <style:text-properties fo:color="#333333" fo:font-family="Ubuntu" style:font-pitch="variable"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style:style style:name="T7" style:family="text">
      <style:text-properties fo:color="#333333" fo:font-family="Ubuntu" style:font-pitch="variable" fo:font-size="40pt" style:font-size-asian="40pt" style:font-size-complex="4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65pt" style:font-size-asian="65pt" style:font-size-complex="65pt"/>
    </style:style>
    <style:style style:name="T10" style:family="text">
      <style:text-properties fo:font-family="Ubuntu" style:font-style-name="Regular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1" style:family="text">
      <style:text-properties fo:font-family="Ubuntu" style:font-pitch="variable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2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  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  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  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  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  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  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  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  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  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889cm"/>
        <style:text-properties fo:font-family="StarSymbol" fo:color="#000000" fo:font-size="50%"/>
      </text:list-level-style-bullet>
      <text:list-level-style-bullet text:level="2" text:bullet-char="–">
        <style:list-level-properties text:space-before="1.5cm" text:min-label-width="0.889cm"/>
        <style:text-properties fo:font-family="StarSymbol" fo:color="#000000" fo:font-size="50%"/>
      </text:list-level-style-bullet>
      <text:list-level-style-bullet text:level="3" text:bullet-char="●">
        <style:list-level-properties text:space-before="2.8cm" text:min-label-width="0.889cm"/>
        <style:text-properties fo:font-family="StarSymbol" fo:color="#000000" fo:font-size="50%"/>
      </text:list-level-style-bullet>
      <text:list-level-style-bullet text:level="4" text:bullet-char="–">
        <style:list-level-properties text:space-before="4.2cm" text:min-label-width="0.889cm"/>
        <style:text-properties fo:font-family="StarSymbol" fo:color="#000000" fo:font-size="50%"/>
      </text:list-level-style-bullet>
      <text:list-level-style-bullet text:level="5" text:bullet-char="●">
        <style:list-level-properties text:space-before="5.4cm" text:min-label-width="0.889cm"/>
        <style:text-properties fo:font-family="StarSymbol" fo:color="#000000" fo:font-size="50%"/>
      </text:list-level-style-bullet>
      <text:list-level-style-bullet text:level="6" text:bullet-char="●">
        <style:list-level-properties text:space-before="6.6cm" text:min-label-width="0.889cm"/>
        <style:text-properties fo:font-family="StarSymbol" fo:color="#000000" fo:font-size="50%"/>
      </text:list-level-style-bullet>
      <text:list-level-style-bullet text:level="7" text:bullet-char="●">
        <style:list-level-properties text:space-before="7.8cm" text:min-label-width="0.889cm"/>
        <style:text-properties fo:font-family="StarSymbol" fo:color="#000000" fo:font-size="50%"/>
      </text:list-level-style-bullet>
      <text:list-level-style-bullet text:level="8" text:bullet-char="●">
        <style:list-level-properties text:space-before="9cm" text:min-label-width="0.889cm"/>
        <style:text-properties fo:font-family="StarSymbol" fo:color="#000000" fo:font-size="50%"/>
      </text:list-level-style-bullet>
      <text:list-level-style-bullet text:level="9" text:bullet-char="●">
        <style:list-level-properties text:space-before="10.2cm" text:min-label-width="0.889cm"/>
        <style:text-properties fo:font-family="StarSymbol" fo:color="#000000" fo:font-size="50%"/>
      </text:list-level-style-bullet>
      <text:list-level-style-bullet text:level="10" text:bullet-char="●">
        <style:list-level-properties text:space-before="11.4cm" text:min-label-width="0.889cm"/>
        <style:text-properties fo:font-family="StarSymbol" fo:color="#000000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5cm" svg:x="1.4cm" svg:y="2.438cm" presentation:class="title" presentation:user-transformed="true">
          <draw:text-box>
            <text:p text:style-name="P1"><text:span text:style-name="T1">Esquemas de </text:span><text:span text:style-name="T1"><text:line-break/></text:span><text:span text:style-name="T1">modelagem direta com diferenças finitas</text:span></text:p>
          </draw:text-box>
        </draw:frame>
        <draw:frame presentation:style-name="pr2" draw:text-style-name="P3" draw:layer="layout" svg:width="24.631cm" svg:height="5.923cm" svg:x="1.68cm" svg:y="14.184cm" presentation:class="subtitle" presentation:user-transformed="true">
          <draw:text-box>
            <text:p text:style-name="P3"><text:span text:style-name="T2">Leonardo Uieda</text:span></text:p>
            <text:p text:style-name="P3"><text:span text:style-name="T2"/></text:p>
            <text:p text:style-name="P3"><text:span text:style-name="T2"/></text:p>
            <text:p text:style-name="P3"><text:span text:style-name="T3">16 de Outubro de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137cm" presentation:class="title" presentation:user-transformed="true">
          <draw:text-box>
            <text:p text:style-name="P4"><text:span text:style-name="T4">SUMÁRIO</text:span></text:p>
          </draw:text-box>
        </draw:frame>
        <draw:frame presentation:style-name="pr4" draw:text-style-name="P5" draw:layer="layout" svg:width="24.631cm" svg:height="16.091cm" svg:x="3.399cm" svg:y="3.515cm" presentation:class="outline" presentation:user-transformed="true">
          <draw:text-box>
            <text:list text:style-name="L2">
              <text:list-item>
                <text:p text:style-name="P5"><text:span text:style-name="T5">Modelagem sísmica/GPR</text:span></text:p>
              </text:list-item>
              <text:list-item>
                <text:p text:style-name="P5"><text:span text:style-name="T5">Equação da onda escalar 1D</text:span></text:p>
              </text:list-item>
              <text:list-item>
                <text:p text:style-name="P5"><text:span text:style-name="T5">Método das diferenças finitas </text:span></text:p>
              </text:list-item>
              <text:list-item>
                <text:p text:style-name="P5"><text:span text:style-name="T5">Diferenças de maior ordem</text:span></text:p>
              </text:list-item>
              <text:list-item>
                <text:p text:style-name="P5"><text:span text:style-name="T5">Condições de contorno de absorção </text:span></text:p>
              </text:list-item>
              <text:list-item>
                <text:p text:style-name="P5"><text:span text:style-name="T5">Equação de ondas elásticas P-SV</text:span></text:p>
              </text:list-item>
              <text:list-item>
                <text:p text:style-name="P5"><text:span text:style-name="T5">Formulações mais precis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3.507cm" svg:x="1.399cm" svg:y="0.437cm" presentation:class="title" presentation:user-transformed="true">
          <draw:text-box>
            <text:p text:style-name="P6"><text:span text:style-name="T6">MODELAGEM SÍSMICA/GPR</text:span></text:p>
          </draw:text-box>
        </draw:frame>
        <draw:frame presentation:style-name="pr6" draw:text-style-name="P7" draw:layer="layout" svg:width="23.263cm" svg:height="14.156cm" svg:x="2.539cm" svg:y="4.491cm" presentation:class="outline" presentation:user-transformed="true">
          <draw:text-box>
            <text:list text:style-name="L3">
              <text:list-item>
                <text:p text:style-name="P7">Compreender o fenômeno físico</text:p>
              </text:list-item>
              <text:list-item>
                <text:p text:style-name="P7">Simular aquisição</text:p>
              </text:list-item>
              <text:list-item>
                <text:p text:style-name="P7">Avaliar viabilidade</text:p>
              </text:list-item>
              <text:list-item>
                <text:p text:style-name="P7">Testar hipótese</text:p>
              </text:list-item>
              <text:list-item>
                <text:p text:style-name="P7">Invers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4"><text:span text:style-name="T4">EQUAÇÃO DA ONDA 1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8" xml:id="id1" draw:id="id1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10.411cm" svg:height="2.541cm" svg:x="12.695cm" svg:y="8.0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9.649cm" svg:height="1.831cm" svg:x="13.203cm" svg:y="8.338cm">
          <draw:text-box>
            <text:p text:style-name="P9"><text:span text:style-name="T7">deslocamento</text:span></text:p>
          </draw:text-box>
        </draw:frame>
        <draw:connector draw:style-name="gr6" draw:text-style-name="P8" draw:layer="layout" svg:x1="12.066cm" svg:y1="11.862cm" svg:x2="12.695cm" svg:y2="9.354cm" draw:start-shape="id1" draw:start-glue-point="11" draw:end-shape="id2" draw:end-glue-point="3" svg:d="m12066 11862v-2508h629" svg:viewBox="0 0 630 2509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8" xml:id="id3" draw:id="id3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10.411cm" svg:height="2.541cm" svg:x="12.695cm" svg:y="8.0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9.649cm" svg:height="1.831cm" svg:x="13.203cm" svg:y="8.338cm">
          <draw:text-box>
            <text:p text:style-name="P9"><text:span text:style-name="T7">deslocamento</text:span></text:p>
          </draw:text-box>
        </draw:frame>
        <draw:connector draw:style-name="gr6" draw:text-style-name="P8" draw:layer="layout" svg:x1="12.066cm" svg:y1="11.862cm" svg:x2="12.695cm" svg:y2="9.354cm" draw:start-shape="id3" draw:start-glue-point="11" draw:end-shape="id4" draw:end-glue-point="3" svg:d="m12066 11862v-2508h629" svg:viewBox="0 0 630 2509">
          <text:p/>
        </draw:connector>
        <draw:custom-shape draw:style-name="gr7" draw:text-style-name="P8" xml:id="id5" draw:id="id5" draw:layer="layout" svg:width="1.877cm" svg:height="1.879cm" svg:x="13.288cm" svg:y="13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6" draw:id="id6" draw:layer="layout" svg:width="7.871cm" svg:height="2.541cm" svg:x="12.188cm" svg:y="16.97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7.871cm" svg:height="1.831cm" svg:x="12.441cm" svg:y="17.232cm">
          <draw:text-box>
            <text:p text:style-name="P12"><text:span text:style-name="T7">velocidade</text:span></text:p>
          </draw:text-box>
        </draw:frame>
        <draw:connector draw:style-name="gr10" draw:text-style-name="P8" draw:layer="layout" svg:x1="14.227cm" svg:y1="15.65cm" svg:x2="12.188cm" svg:y2="18.246cm" draw:start-shape="id5" draw:start-glue-point="8" draw:end-shape="id6" draw:end-glue-point="3" svg:d="m14227 15650v650h-2642v1946h603" svg:viewBox="0 0 2643 2597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8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8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4" draw:layer="layout" svg:width="10.217cm" svg:height="4.065cm" svg:x="17.774cm" svg:y="14.228cm" presentation:class="outline" presentation:user-transformed="true">
          <draw:text-box>
            <text:list text:style-name="L3">
              <text:list-item>
                <text:p text:style-name="P14">Simples</text:p>
              </text:list-item>
              <text:list-item>
                <text:p text:style-name="P14"><text:span text:style-name="T8">Grid </text:span>regular</text:p>
              </text:list-item>
            </text:list>
          </draw:text-box>
        </draw:frame>
        <draw:line draw:style-name="gr12" draw:text-style-name="P8" draw:layer="layout" svg:x1="15.934cm" svg:y1="14.936cm" svg:x2="17.519cm" svg:y2="14.228cm">
          <text:p/>
        </draw:line>
        <draw:line draw:style-name="gr12" draw:text-style-name="P8" draw:layer="layout" svg:x1="15.942cm" svg:y1="17.176cm" svg:x2="17.519cm" svg:y2="17.784cm">
          <text:p/>
        </draw:line>
        <draw:custom-shape draw:style-name="gr11" draw:text-style-name="P8" draw:layer="layout" svg:width="9.51cm" svg:height="5.081cm" svg:x="17.52cm" svg:y="1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4"><text:span text:style-name="T4">DIFERENÇAS FINIT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4.685cm" svg:height="2.833cm" svg:x="1.653cm" svg:y="9.087cm" presentation:class="outline" presentation:user-transformed="true">
          <draw:text-box>
            <text:p text:style-name="P15"><text:span text:style-name="T9">derivadas </text:span><text:span text:style-name="T10">≈</text:span><text:span text:style-name="T11"> diferenç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6.256cm" svg:x="1.399cm" svg:y="2.54cm" presentation:class="outline" presentation:user-transformed="true">
          <draw:text-box>
            <text:p text:style-name="P16"><text:span text:style-name="T12">Série de Taylor:</text:span></text:p>
          </draw:text-box>
        </draw:frame>
        <draw:frame draw:style-name="gr2" draw:layer="layout" svg:width="25.807cm" svg:height="9.444cm" svg:x="1.171cm" svg:y="7.1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25.205cm" svg:height="9.444cm" svg:x="1.172cm" svg:y="7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23.479cm" svg:height="4.336cm" svg:x="1.172cm" svg:y="7.2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draw:line draw:style-name="gr14" draw:text-style-name="P8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5" draw:text-style-name="P8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draw:line draw:style-name="gr14" draw:text-style-name="P8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5" draw:text-style-name="P8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6" draw:text-style-name="P8" draw:layer="layout" svg:x1="11.04cm" svg:y1="15.24cm" svg:x2="12.564cm" svg:y2="15.24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draw:line draw:style-name="gr14" draw:text-style-name="P8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5" draw:text-style-name="P8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6" draw:text-style-name="P8" draw:layer="layout" svg:x1="11.04cm" svg:y1="15.24cm" svg:x2="12.564cm" svg:y2="15.24cm">
          <text:p/>
        </draw:line>
        <draw:frame draw:style-name="gr2" draw:layer="layout" svg:width="1.514cm" svg:height="2.219cm" svg:x="15.748cm" svg:y="16.5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2.77cm" svg:height="2.219cm" svg:x="19.093cm" svg:y="16.42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7" draw:text-style-name="P8" draw:layer="layout" svg:x1="18.444cm" svg:y1="14.603cm" svg:x2="17.229cm" svg:y2="17.018cm">
          <text:p/>
        </draw:line>
        <draw:line draw:style-name="gr17" draw:text-style-name="P8" draw:layer="layout" svg:x1="19.89cm" svg:y1="14.552cm" svg:x2="20.32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18.388cm" svg:height="4.439cm" svg:x="4.801cm" svg:y="7.21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18.388cm" svg:height="4.439cm" svg:x="4.801cm" svg:y="7.2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8" draw:text-style-name="P8" xml:id="id7" draw:id="id7" draw:layer="layout" svg:width="3.81cm" svg:height="5.334cm" svg:x="13.2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481cm" svg:height="2.219cm" svg:x="16.553cm" svg:y="14.98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8" draw:text-style-name="P8" xml:id="id8" draw:id="id8" draw:layer="layout" svg:width="9.144cm" svg:height="2.541cm" svg:x="9.552cm" svg:y="14.9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7.871cm" svg:height="1.831cm" svg:x="10.06cm" svg:y="15.143cm">
          <draw:text-box>
            <text:p text:style-name="P12"><text:span text:style-name="T7">No ponto</text:span></text:p>
          </draw:text-box>
        </draw:frame>
        <draw:connector draw:style-name="gr19" draw:text-style-name="P8" draw:layer="layout" svg:x1="15.113cm" svg:y1="12.192cm" svg:x2="14.124cm" svg:y2="14.986cm" draw:start-shape="id7" draw:start-glue-point="8" draw:end-shape="id8" draw:end-glue-point="0" svg:d="m15113 12192v1397h-989v1397" svg:viewBox="0 0 990 2795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7" draw:layer="layout" svg:width="25.191cm" svg:height="3.507cm" svg:x="1.399cm" svg:y="0.537cm" presentation:class="title">
          <draw:text-box>
            <text:p text:style-name="P17">Tipos de diferenças</text:p>
          </draw:text-box>
        </draw:frame>
        <draw:frame presentation:style-name="pr7" draw:layer="layout" svg:width="24.631cm" svg:height="13.443cm" svg:x="1.399cm" svg:y="5.088cm" presentation:class="outline" presentation:user-transformed="true">
          <draw:text-box>
            <text:list text:style-name="L3">
              <text:list-item>
                <text:p>Explícita</text:p>
                <text:p/>
              </text:list-item>
              <text:list-item>
                <text:p>Implícita</text:p>
                <text:p/>
              </text:list-item>
              <text:list-item>
                <text:p>Centrada</text:p>
              </text:list-item>
            </text:list>
          </draw:text-box>
        </draw:frame>
        <draw:frame draw:style-name="gr2" draw:layer="layout" svg:width="11.658cm" svg:height="4.439cm" svg:x="9.932cm" svg:y="4.0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1.822cm" svg:height="4.439cm" svg:x="10.032cm" svg:y="9.63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13.078cm" svg:height="4.439cm" svg:x="10.16cm" svg:y="15.119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 text:style-name="P17">Segundas derivadas</text:p>
          </draw:text-box>
        </draw:frame>
        <draw:frame draw:style-name="gr2" draw:layer="layout" svg:width="18.374cm" svg:height="4.69cm" svg:x="3.978cm" svg:y="7.756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7">Equação da onda</text:p>
          </draw:text-box>
        </draw:frame>
        <draw:frame draw:style-name="gr2" draw:layer="layout" svg:width="25.866cm" svg:height="4.941cm" svg:x="1.062cm" svg:y="5.113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7">Equação da onda</text:p>
          </draw:text-box>
        </draw:frame>
        <draw:frame draw:style-name="gr2" draw:layer="layout" svg:width="25.866cm" svg:height="4.941cm" svg:x="1.062cm" svg:y="5.11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4.694cm" svg:height="2.727cm" svg:x="1.976cm" svg:y="11.24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7">Equação da onda</text:p>
          </draw:text-box>
        </draw:frame>
        <draw:frame draw:style-name="gr2" draw:layer="layout" svg:width="25.866cm" svg:height="4.941cm" svg:x="1.062cm" svg:y="5.11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24.694cm" svg:height="2.727cm" svg:x="1.976cm" svg:y="11.2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5.227cm" svg:height="4.678cm" svg:x="7.62cm" svg:y="15.34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0" draw:text-style-name="P8" draw:layer="layout" svg:width="6.35cm" svg:height="4.928cm" svg:x="7.112cm" svg:y="15.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8" draw:layer="layout" svg:x1="13.208cm" svg:y1="15.494cm" svg:x2="14.47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layer="layout" svg:width="24.694cm" svg:height="2.727cm" svg:x="2.032cm" svg:y="1.87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4.631cm" svg:height="12.183cm" svg:x="1.399cm" svg:y="7.615cm" presentation:class="outline" presentation:user-transformed="true">
          <draw:text-box>
            <text:p text:style-name="P8">Sabendo <text:s text:c="7"/>e <text:s text:c="10"/></text:p>
            <text:p text:style-name="P8"/>
            <text:p text:style-name="P8"/>
            <text:p text:style-name="P8"/>
          </draw:text-box>
        </draw:frame>
        <draw:frame draw:style-name="gr2" draw:layer="layout" svg:width="24.694cm" svg:height="2.727cm" svg:x="2.032cm" svg:y="1.87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.54cm" svg:height="2.47cm" svg:x="13.546cm" svg:y="7.09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2.96cm" svg:height="2.47cm" svg:x="16.778cm" svg:y="7.1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4.631cm" svg:height="12.183cm" svg:x="1.399cm" svg:y="7.615cm" presentation:class="outline" presentation:user-transformed="true">
          <draw:text-box>
            <text:p text:style-name="P8">Sabendo <text:s text:c="7"/>e <text:s text:c="10"/></text:p>
            <text:p text:style-name="P8"/>
            <text:p text:style-name="P8"/>
            <text:p text:style-name="P8">Prever o futuro <text:s text:c="11"/></text:p>
            <text:p text:style-name="P8"/>
          </draw:text-box>
        </draw:frame>
        <draw:frame draw:style-name="gr2" draw:layer="layout" svg:width="24.694cm" svg:height="2.727cm" svg:x="2.032cm" svg:y="1.87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.54cm" svg:height="2.47cm" svg:x="13.546cm" svg:y="7.0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2.96cm" svg:height="2.47cm" svg:x="16.778cm" svg:y="7.1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4.139cm" svg:height="2.47cm" svg:x="16.779cm" svg:y="15.759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5" draw:text-style-name="P8" draw:layer="layout" svg:width="3.556cm" svg:height="3.048cm" svg:x="11.53cm" svg:y="11.268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Very_20_fine_20_dotted" draw:display-name="Very fine dotted" draw:style="rect" draw:dots1="1" draw:distance="1.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889cm"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5cm" text:min-label-width="0.889cm"/>
            <style:text-properties fo:font-family="StarSymbol" fo:color="#000000" fo:font-size="50%"/>
          </text:list-level-style-bullet>
          <text:list-level-style-bullet text:level="3" text:bullet-char="●">
            <style:list-level-properties text:space-before="2.8cm" text:min-label-width="0.889cm"/>
            <style:text-properties fo:font-family="StarSymbol" fo:color="#000000" fo:font-size="50%"/>
          </text:list-level-style-bullet>
          <text:list-level-style-bullet text:level="4" text:bullet-char="–">
            <style:list-level-properties text:space-before="4.2cm" text:min-label-width="0.889cm"/>
            <style:text-properties fo:font-family="StarSymbol" fo:color="#000000" fo:font-size="50%"/>
          </text:list-level-style-bullet>
          <text:list-level-style-bullet text:level="5" text:bullet-char="●">
            <style:list-level-properties text:space-before="5.4cm" text:min-label-width="0.889cm"/>
            <style:text-properties fo:font-family="StarSymbol" fo:color="#000000" fo:font-size="50%"/>
          </text:list-level-style-bullet>
          <text:list-level-style-bullet text:level="6" text:bullet-char="●">
            <style:list-level-properties text:space-before="6.6cm" text:min-label-width="0.889cm"/>
            <style:text-properties fo:font-family="StarSymbol" fo:color="#000000" fo:font-size="50%"/>
          </text:list-level-style-bullet>
          <text:list-level-style-bullet text:level="7" text:bullet-char="●">
            <style:list-level-properties text:space-before="7.8cm" text:min-label-width="0.889cm"/>
            <style:text-properties fo:font-family="StarSymbol" fo:color="#000000" fo:font-size="50%"/>
          </text:list-level-style-bullet>
          <text:list-level-style-bullet text:level="8" text:bullet-char="●">
            <style:list-level-properties text:space-before="9cm" text:min-label-width="0.889cm"/>
            <style:text-properties fo:font-family="StarSymbol" fo:color="#000000" fo:font-size="50%"/>
          </text:list-level-style-bullet>
          <text:list-level-style-bullet text:level="9" text:bullet-char="●">
            <style:list-level-properties text:space-before="10.2cm" text:min-label-width="0.889cm"/>
            <style:text-properties fo:font-family="StarSymbol" fo:color="#000000" fo:font-size="50%"/>
          </text:list-level-style-bullet>
          <text:list-level-style-bullet text:level="10" text:bullet-char="●">
            <style:list-level-properties text:space-before="11.4cm" text:min-label-width="0.889cm"/>
            <style:text-properties fo:font-family="StarSymbol" fo:color="#000000" fo:font-size="50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333333" style:text-outline="false" style:text-line-through-style="none" fo:font-family="Ubuntu" style:font-pitch="variable" fo:font-size="4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color="#333333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color="#333333" fo:font-family="Ubuntu" style:font-pitch="variable" fo:font-size="30pt" style:font-size-asian="30pt" style:font-size-complex="3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Ubuntu" style:font-pitch="variable" fo:font-size="5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50pt" style:font-style-asian="normal" style:font-weight-asian="normal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5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10-15T08:54:34</meta:creation-date>
    <dc:date>2013-10-15T21:44:42</dc:date>
    <dc:creator>Leonardo Uieda</dc:creator>
    <meta:editing-duration>PT4H32M1S</meta:editing-duration>
    <meta:editing-cycles>73</meta:editing-cycles>
    <meta:generator>LibreOffice/3.5$Linux_X86_64 LibreOffice_project/350m1$Build-2</meta:generator>
    <meta:document-statistic meta:object-count="188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0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1/content.xml><?xml version="1.0" encoding="utf-8"?>
<math xmlns="http://www.w3.org/1998/Math/MathML">
  <semantics>
    <mrow>
      <mfrac>
        <mrow>
          <mi>u</mi>
          <mrow>
            <mrow>
              <mo stretchy="false">(</mo>
              <mrow>
                <mrow>
                  <mi>z</mi>
                  <mo stretchy="false">+</mo>
                  <mo stretchy="false">Δ</mo>
                </mrow>
              </mrow>
              <mo stretchy="false">)</mo>
            </mrow>
            <mo stretchy="false">−</mo>
            <mi>u</mi>
          </mrow>
          <mrow>
            <mo stretchy="false">(</mo>
            <mrow>
              <mi>z</mi>
            </mrow>
            <mo stretchy="false">)</mo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(z + %DELTA) - u(z)}over{%DELTA} ~ = ~ {partial u}over{partial z} ~ + ~ O(2)</annotation>
  </semantics>
</math>
</file>

<file path=Object 12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i}over{%DELTA} ~ approx ~ {partial u}over{partial z}</annotation>
  </semantics>
</math>
</file>

<file path=Object 14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6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1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18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9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2/content.xml><?xml version="1.0" encoding="utf-8"?>
<math xmlns="http://www.w3.org/1998/Math/MathML">
  <semantics>
    <mtable>
      <mtr>
        <mtd>
          <mrow>
            <mi>u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</mrow>
                <mo stretchy="false">)</mo>
              </mrow>
              <mo stretchy="false">=</mo>
              <mi>u</mi>
            </mrow>
            <mrow>
              <mo stretchy="false">(</mo>
              <mrow>
                <mi>z</mi>
              </mrow>
              <mo stretchy="false">)</mo>
            </mrow>
            <mrow>
              <mi/>
              <mo stretchy="false">+</mo>
              <mi/>
            </mrow>
            <mo stretchy="false">Δ</mo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sup>
                  <mo stretchy="false">Δ</mo>
                  <mn>2</mn>
                </msup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o stretchy="false">+</mo>
              <mi/>
            </mrow>
            <mfrac>
              <mrow>
                <msup>
                  <mo stretchy="false">Δ</mo>
                  <mn>3</mn>
                </msup>
              </mrow>
              <mrow>
                <mn>3</mn>
                <mi>!</mi>
              </mrow>
            </mfrac>
            <mfrac>
              <mrow>
                <msup>
                  <mo stretchy="false">∂</mo>
                  <mn>3</mn>
                </msup>
                <mi>u</mi>
              </mrow>
              <mrow>
                <mo stretchy="false">∂</mo>
                <msup>
                  <mi>z</mi>
                  <mn>3</mn>
                </msup>
              </mrow>
            </mfrac>
            <mrow>
              <mi/>
              <mo stretchy="false">+</mo>
              <mi/>
            </mrow>
            <mo stretchy="false">⋯</mo>
          </mrow>
        </mtd>
      </mtr>
    </mtable>
    <annotation encoding="StarMath 5.0">u(z + %DELTA) = u(z) ~ + ~ %DELTA {partial u}over{partial z} ~ + ~ {%DELTA^2}over{2!}{partial^2 u}over{partial z^2} 
newline + ~ {%DELTA^3}over{3!}{partial^3 u}over{partial z^3} ~ + ~ dotsaxis 
</annotation>
  </semantics>
</math>
</file>

<file path=Object 20/content.xml><?xml version="1.0" encoding="utf-8"?>
<math xmlns="http://www.w3.org/1998/Math/MathML">
  <semantics>
    <mrow>
      <msub>
        <mi>u</mi>
        <mi>i</mi>
      </msub>
    </mrow>
    <annotation encoding="StarMath 5.0">u_i</annotation>
  </semantics>
</math>
</file>

<file path=Object 21/content.xml><?xml version="1.0" encoding="utf-8"?>
<math xmlns="http://www.w3.org/1998/Math/MathML">
  <semantics>
    <mrow>
      <msub>
        <mi>u</mi>
        <mrow>
          <mrow>
            <mi>i</mi>
            <mo stretchy="false">+</mo>
            <mn>1</mn>
          </mrow>
        </mrow>
      </msub>
    </mrow>
    <annotation encoding="StarMath 5.0">u_{i+1}</annotation>
  </semantics>
</math>
</file>

<file path=Object 22/content.xml><?xml version="1.0" encoding="utf-8"?>
<math xmlns="http://www.w3.org/1998/Math/MathML">
  <semantics>
    <mrow>
      <mfrac>
        <mrow>
          <mrow>
            <msub>
              <mi>u</mi>
              <mrow>
                <mi>i</mi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} - u_{i-1}}over{%DELTA} ~ approx ~ {partial u}over{partial z}</annotation>
  </semantics>
</math>
</file>

<file path=Object 2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n>2</mn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{i-1}}over{2%DELTA} ~ approx ~ {partial u}over{partial z}</annotation>
  </semantics>
</math>
</file>

<file path=Object 24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i/>
          </mrow>
          <mn>2</mn>
          <mi/>
          <mrow>
            <msub>
              <mi>u</mi>
              <mi>i</mi>
            </msub>
            <mo stretchy="false">+</mo>
            <mi/>
          </mrow>
          <msub>
            <mi>u</mi>
            <mrow>
              <mrow>
                <mi>i</mi>
                <mo stretchy="false">−</mo>
                <mn>1</mn>
              </mrow>
            </mrow>
          </msub>
        </mrow>
        <mrow>
          <msup>
            <mo stretchy="false">Δ</mo>
            <mn>2</mn>
          </msup>
        </mrow>
      </mfrac>
      <mrow>
        <mi/>
        <mo stretchy="false">≈</mo>
        <mi/>
      </mrow>
      <mfrac>
        <mrow>
          <msup>
            <mo stretchy="false">∂</mo>
            <mn>2</mn>
          </msup>
          <mi>u</mi>
        </mrow>
        <mrow>
          <mo stretchy="false">∂</mo>
          <msup>
            <mi>z</mi>
            <mn>2</mn>
          </msup>
        </mrow>
      </mfrac>
    </mrow>
    <annotation encoding="StarMath 5.0">{u_{i+1}  - ` 2` u_i  + `  u_{i-1}}over{%DELTA^2} ~ approx ~ {partial^2 u}over{partial z^2}</annotation>
  </semantics>
</math>
</file>

<file path=Object 25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6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7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28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9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/content.xml><?xml version="1.0" encoding="utf-8"?>
<math xmlns="http://www.w3.org/1998/Math/MathML">
  <semantics>
    <mtable>
      <mtr>
        <mtd>
          <mrow>
            <mfrac>
              <mrow>
                <mi>u</mi>
                <mrow>
                  <mrow>
                    <mo stretchy="false">(</mo>
                    <mrow>
                      <mrow>
                        <mi>z</mi>
                        <mo stretchy="false">+</mo>
                        <mo stretchy="false">Δ</mo>
                      </mrow>
                    </mrow>
                    <mo stretchy="false">)</mo>
                  </mrow>
                  <mo stretchy="false">−</mo>
                  <mi>u</mi>
                </mrow>
                <mrow>
                  <mo stretchy="false">(</mo>
                  <mrow>
                    <mi>z</mi>
                  </mrow>
                  <mo stretchy="false">)</mo>
                </mrow>
              </mrow>
              <mrow>
                <mo stretchy="false">Δ</mo>
              </mrow>
            </mfrac>
            <mrow>
              <mi/>
              <mo stretchy="false">=</mo>
              <mi/>
            </mrow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o stretchy="false">Δ</mo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row>
                <mo stretchy="false">+</mo>
                <mi/>
              </mrow>
              <mfrac>
                <mrow>
                  <msup>
                    <mo stretchy="false">Δ</mo>
                    <mn>2</mn>
                  </msup>
                </mrow>
                <mrow>
                  <mn>3</mn>
                  <mi>!</mi>
                </mrow>
              </mfrac>
              <mfrac>
                <mrow>
                  <msup>
                    <mo stretchy="false">∂</mo>
                    <mn>3</mn>
                  </msup>
                  <mi>u</mi>
                </mrow>
                <mrow>
                  <mo stretchy="false">∂</mo>
                  <msup>
                    <mi>z</mi>
                    <mn>3</mn>
                  </msup>
                </mrow>
              </mfrac>
              <mrow>
                <mi/>
                <mo stretchy="false">+</mo>
                <mi/>
              </mrow>
              <mo stretchy="false">⋯</mo>
            </mrow>
          </mrow>
        </mtd>
      </mtr>
    </mtable>
    <annotation encoding="StarMath 5.0">{u(z + %DELTA) - u(z)}over{%DELTA} ~ = ~ {partial u}over{partial z} ~ + ~ {%DELTA}over{2!}{partial^2 u}over{partial z^2} 
newline alignr {+ ~ {%DELTA^2}over{3!}{partial^3 u}over{partial z^3} ~ + ~ dotsaxis}
</annotation>
  </semantics>
</math>
</file>

<file path=Object 30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1/content.xml><?xml version="1.0" encoding="utf-8"?>
<math xmlns="http://www.w3.org/1998/Math/MathML">
  <semantics>
    <mrow>
      <mfrac>
        <mrow>
          <mo stretchy="false">Δ</mo>
          <msup>
            <mi>t</mi>
            <mn>2</mn>
          </msup>
          <msup>
            <mi>V</mi>
            <mn>2</mn>
          </msup>
        </mrow>
        <mrow>
          <mo stretchy="false">Δ</mo>
          <msup>
            <mi>x</mi>
            <mn>2</mn>
          </msup>
        </mrow>
      </mfrac>
    </mrow>
    <annotation encoding="StarMath 5.0">{%DELTA t^2 V^2}over{%DELTA x^2}</annotation>
  </semantics>
</math>
</file>

<file path=Object 32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3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4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5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6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7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9/content.xml><?xml version="1.0" encoding="utf-8"?>
<math xmlns="http://www.w3.org/1998/Math/MathML">
  <semantics>
    <mrow>
      <mrow>
        <mo stretchy="false">(</mo>
        <mrow>
          <msubsup>
            <mi>u</mi>
            <mi>i</mi>
            <mrow>
              <mrow>
                <mi>t</mi>
                <mo stretchy="false">+</mo>
                <mn>1</mn>
              </mrow>
            </mrow>
          </msubsup>
        </mrow>
        <mo stretchy="false">)</mo>
      </mrow>
    </mrow>
    <annotation encoding="StarMath 5.0">( u^{t+1}_i  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

<file path=Object 5/content.xml><?xml version="1.0" encoding="utf-8"?>
<math xmlns="http://www.w3.org/1998/Math/MathML">
  <semantics>
    <mrow>
      <mi>z</mi>
    </mrow>
    <annotation encoding="StarMath 5.0">z</annotation>
  </semantics>
</math>
</file>

<file path=Object 6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8/content.xml><?xml version="1.0" encoding="utf-8"?>
<math xmlns="http://www.w3.org/1998/Math/MathML">
  <semantics>
    <mrow>
      <mi>z</mi>
    </mrow>
    <annotation encoding="StarMath 5.0">z</annotation>
  </semantics>
</math>
</file>

<file path=Object 9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